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top="0.0694in" fo:margin-bottom="0.0694in" fo:line-height="100%"/>
      <style:text-properties fo:hyphenate="true"/>
    </style:style>
    <style:style style:name="T2" style:parent-style-name="Absatz-Standardschriftar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 fo:language="en" fo:country="US" style:language-asian="de" style:country-asian="DE"/>
    </style:style>
    <style:style style:name="P3" style:parent-style-name="Standard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style:language-asian="de" style:country-asian="DE" fo:hyphenate="true"/>
    </style:style>
    <style:style style:name="P4" style:parent-style-name="Standard" style:family="paragraph">
      <style:paragraph-properties fo:margin-bottom="0in" fo:line-height="100%"/>
      <style:text-properties fo:hyphenate="true"/>
    </style:style>
    <style:style style:name="T5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T6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T7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T8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T9" style:parent-style-name="Absatz-Standardschriftar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P10" style:parent-style-name="Standard" style:family="paragraph">
      <style:text-properties fo:language="en" fo:country="US"/>
    </style:style>
  </office:automatic-styles>
  <office:body>
    <office:text text:use-soft-page-breaks="true">
      <text:p text:style-name="P1"><text:span text:style-name="T2">Open Science - Quiz</text:span></text:p>
      <text:p text:style-name="P3">What can you do to make your data FAIRer?<text:s/></text:p>
      <text:p text:style-name="P4"><text:span text:style-name="T5">use Creative-Commons or GNU Licenses (S)</text:span><text:span text:style-name="T6">keep processing details undisclosed (I)</text:span><text:span text:style-name="T7">ensure access security (A)</text:span><text:span text:style-name="T8">create detailed Metadata (B)</text:span><text:span text:style-name="T9">ensure long-term accessibility in repositories (E)</text:span></text:p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de" style:country-asian="DE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DE"/>
    </style:style>
    <style:style style:name="lia-effect__circle" style:display-name="lia-effect__circle" style:family="text" style:parent-style-name="Absatz-Standardschriftart"/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a-paragraph" style:display-name="lia-paragraph" style:family="paragraph" style:parent-style-name="Stand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 fo:hyphenate="fals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tje Ahrens</meta:initial-creator>
    <dc:creator>Antje Ahrens</dc:creator>
    <meta:creation-date>2023-06-27T10:27:00Z</meta:creation-date>
    <dc:date>2023-06-27T10:27:00Z</dc:date>
    <meta:template xlink:href="Normal" xlink:type="simple"/>
    <meta:editing-cycles>2</meta:editing-cycles>
    <meta:editing-duration>PT0S</meta:editing-duration>
    <meta:document-statistic meta:page-count="1" meta:paragraph-count="1" meta:word-count="60" meta:character-count="442" meta:row-count="3" meta:non-whitespace-character-count="383"/>
  </office:meta>
</office:document-meta>
</file>